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5d70405-7fff-fbe8-ea07-48a1cd75adfc"/>Алгоритм сортировки слиянием имеет вычислительную сложность n*lg(n), так как он разбивает входные данные на части, работает независимо с половинами данных, а затем сливает их в ожидаемый результат (то есть действует по принципу “разделяй и властвуй”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5:49:01.630230515</meta:creation-date>
    <dc:date>2019-02-11T15:49:51.492452400</dc:date>
    <meta:editing-duration>PT52S</meta:editing-duration>
    <meta:editing-cycles>1</meta:editing-cycles>
    <meta:document-statistic meta:table-count="0" meta:image-count="0" meta:object-count="0" meta:page-count="1" meta:paragraph-count="1" meta:word-count="35" meta:character-count="251" meta:non-whitespace-character-count="217"/>
    <meta:generator>LibreOffice/6.0.7.3$Linux_X86_64 LibreOffice_project/00m0$Build-3</meta:generator>
  </office:meta>
</office:document-meta>
</file>